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498cm" style:rel-column-width="4818*"/>
    </style:style>
    <style:style style:name="Tableau2.B" style:family="table-column">
      <style:table-column-properties style:column-width="8.502cm" style:rel-column-width="482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bf4fd" officeooo:paragraph-rsid="001bf4fd"/>
    </style:style>
    <style:style style:name="P2" style:family="paragraph" style:parent-style-name="Standard">
      <style:paragraph-properties fo:text-align="center" style:justify-single-word="false"/>
      <style:text-properties style:font-name="Linux Libertine G" fo:font-size="20pt" style:text-underline-style="solid" style:text-underline-width="auto" style:text-underline-color="font-color" fo:font-weight="bold" officeooo:rsid="001bf4fd" officeooo:paragraph-rsid="001bf4fd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15%"/>
      <style:text-properties officeooo:rsid="00236c3f" officeooo:paragraph-rsid="00236c3f"/>
    </style:style>
    <style:style style:name="P4" style:family="paragraph" style:parent-style-name="Standard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text-underline-style="none" officeooo:rsid="003a6592" officeooo:paragraph-rsid="003a6592" style:font-size-asian="14pt" style:font-size-complex="14pt"/>
    </style:style>
    <style:style style:name="P6" style:family="paragraph" style:parent-style-name="Table_20_Contents">
      <style:text-properties officeooo:rsid="0023bc13" officeooo:paragraph-rsid="0023bc13"/>
    </style:style>
    <style:style style:name="P7" style:family="paragraph" style:parent-style-name="Table_20_Contents">
      <style:text-properties officeooo:rsid="0026649e" officeooo:paragraph-rsid="0026649e"/>
    </style:style>
    <style:style style:name="P8" style:family="paragraph" style:parent-style-name="Table_20_Contents">
      <style:text-properties officeooo:rsid="00278016" officeooo:paragraph-rsid="00278016"/>
    </style:style>
    <style:style style:name="P9" style:family="paragraph" style:parent-style-name="Table_20_Contents">
      <style:text-properties officeooo:rsid="0027d768" officeooo:paragraph-rsid="0027d768"/>
    </style:style>
    <style:style style:name="P10" style:family="paragraph" style:parent-style-name="Table_20_Contents">
      <style:text-properties officeooo:rsid="0029d6ba" officeooo:paragraph-rsid="0029d6ba"/>
    </style:style>
    <style:style style:name="P11" style:family="paragraph" style:parent-style-name="Table_20_Contents">
      <style:text-properties fo:font-size="12pt" style:font-size-asian="12pt" style:font-size-complex="12pt"/>
    </style:style>
    <style:style style:name="P12" style:family="paragraph" style:parent-style-name="Table_20_Contents">
      <style:text-properties fo:font-size="12pt" officeooo:rsid="002d45e5" officeooo:paragraph-rsid="002d45e5" style:font-size-asian="12pt" style:font-size-complex="12pt"/>
    </style:style>
    <style:style style:name="P13" style:family="paragraph" style:parent-style-name="Table_20_Contents">
      <style:text-properties fo:font-size="12pt" fo:font-weight="bold" officeooo:rsid="002d45e5" officeooo:paragraph-rsid="002d45e5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fo:font-weight="bold" officeooo:rsid="0023bc13" officeooo:paragraph-rsid="0023bc13" style:font-weight-asian="bold" style:font-weight-complex="bold"/>
    </style:style>
    <style:style style:name="P15" style:family="paragraph" style:parent-style-name="Standard" style:list-style-name="L1">
      <style:paragraph-properties fo:line-height="115%"/>
      <style:text-properties fo:font-size="14pt" style:text-underline-style="solid" style:text-underline-width="auto" style:text-underline-color="font-color" officeooo:rsid="001ca00d" officeooo:paragraph-rsid="001ca00d" style:font-size-asian="14pt" style:font-size-complex="14pt"/>
    </style:style>
    <style:style style:name="P16" style:family="paragraph" style:parent-style-name="Standard" style:list-style-name="L2">
      <style:paragraph-properties fo:line-height="115%"/>
      <style:text-properties fo:font-size="14pt" style:text-underline-style="solid" style:text-underline-width="auto" style:text-underline-color="font-color" officeooo:rsid="001ca00d" officeooo:paragraph-rsid="002ab106" style:font-size-asian="14pt" style:font-size-complex="14pt"/>
    </style:style>
    <style:style style:name="P17" style:family="paragraph" style:parent-style-name="Standard" style:list-style-name="L3">
      <style:paragraph-properties fo:line-height="115%"/>
      <style:text-properties fo:font-size="14pt" style:text-underline-style="solid" style:text-underline-width="auto" style:text-underline-color="font-color" officeooo:rsid="003bf854" officeooo:paragraph-rsid="003bf854" style:font-size-asian="14pt" style:font-size-complex="14pt"/>
    </style:style>
    <style:style style:name="P18" style:family="paragraph" style:parent-style-name="Standard" style:list-style-name="L3">
      <style:paragraph-properties fo:line-height="115%"/>
      <style:text-properties fo:font-size="14pt" style:text-underline-style="none" officeooo:rsid="003ee3e2" officeooo:paragraph-rsid="003ee3e2" style:font-size-asian="14pt" style:font-size-complex="14pt"/>
    </style:style>
    <style:style style:name="P19" style:family="paragraph" style:parent-style-name="Standard" style:list-style-name="L3">
      <style:paragraph-properties fo:line-height="115%"/>
      <style:text-properties fo:font-size="14pt" style:text-underline-style="none" officeooo:rsid="003f0285" officeooo:paragraph-rsid="003f0285" style:font-size-asian="14pt" style:font-size-complex="14pt"/>
    </style:style>
    <style:style style:name="P20" style:family="paragraph" style:parent-style-name="Standard">
      <style:paragraph-properties fo:line-height="115%"/>
      <style:text-properties fo:font-size="14pt" style:text-underline-style="none" officeooo:rsid="003f0285" officeooo:paragraph-rsid="003f0285" style:font-size-asian="14pt" style:font-size-complex="14pt"/>
    </style:style>
    <style:style style:name="P21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ca00d" style:font-size-asian="12pt" style:font-size-complex="12pt"/>
    </style:style>
    <style:style style:name="P22" style:family="paragraph" style:parent-style-name="Standard" style:list-style-name="L1">
      <style:paragraph-properties fo:line-height="115%"/>
      <style:text-properties fo:font-size="12pt" style:text-underline-style="solid" style:text-underline-width="auto" style:text-underline-color="font-color" officeooo:rsid="001ca00d" officeooo:paragraph-rsid="001d187d" style:font-size-asian="12pt" style:font-size-complex="12pt"/>
    </style:style>
    <style:style style:name="P23" style:family="paragraph" style:parent-style-name="Standard" style:list-style-name="L1">
      <style:paragraph-properties fo:line-height="115%"/>
      <style:text-properties officeooo:rsid="001ca00d" officeooo:paragraph-rsid="001ca00d"/>
    </style:style>
    <style:style style:name="P24" style:family="paragraph" style:parent-style-name="Standard" style:list-style-name="L1">
      <style:paragraph-properties fo:line-height="115%"/>
      <style:text-properties officeooo:rsid="001d187d" officeooo:paragraph-rsid="001d187d"/>
    </style:style>
    <style:style style:name="P25" style:family="paragraph" style:parent-style-name="Standard" style:list-style-name="L1">
      <style:paragraph-properties fo:line-height="115%"/>
      <style:text-properties officeooo:rsid="00220c8e" officeooo:paragraph-rsid="00220c8e"/>
    </style:style>
    <style:style style:name="P26" style:family="paragraph" style:parent-style-name="Standard" style:list-style-name="L1">
      <style:paragraph-properties fo:line-height="115%"/>
      <style:text-properties officeooo:rsid="001e2686" officeooo:paragraph-rsid="001e2686"/>
    </style:style>
    <style:style style:name="P27" style:family="paragraph" style:parent-style-name="Standard" style:list-style-name="L1">
      <style:paragraph-properties fo:line-height="115%"/>
      <style:text-properties officeooo:rsid="002013ae" officeooo:paragraph-rsid="002013ae"/>
    </style:style>
    <style:style style:name="P28" style:family="paragraph" style:parent-style-name="Standard" style:list-style-name="L1">
      <style:paragraph-properties fo:line-height="115%"/>
      <style:text-properties officeooo:rsid="001dc5f8" officeooo:paragraph-rsid="001dc5f8"/>
    </style:style>
    <style:style style:name="P29" style:family="paragraph" style:parent-style-name="Standard" style:list-style-name="L1">
      <style:paragraph-properties fo:line-height="115%"/>
      <style:text-properties officeooo:rsid="00236c3f" officeooo:paragraph-rsid="00236c3f"/>
    </style:style>
    <style:style style:name="P30" style:family="paragraph" style:parent-style-name="Standard" style:list-style-name="L1">
      <style:paragraph-properties fo:line-height="115%"/>
      <style:text-properties officeooo:rsid="003665e5" officeooo:paragraph-rsid="003665e5"/>
    </style:style>
    <style:style style:name="P31" style:family="paragraph" style:parent-style-name="Standard" style:list-style-name="L1">
      <style:paragraph-properties fo:line-height="115%"/>
      <style:text-properties officeooo:rsid="0037e3c5" officeooo:paragraph-rsid="0037e3c5"/>
    </style:style>
    <style:style style:name="P32" style:family="paragraph" style:parent-style-name="Standard" style:list-style-name="L1">
      <style:paragraph-properties fo:line-height="115%"/>
      <style:text-properties officeooo:rsid="003d86a0" officeooo:paragraph-rsid="003d86a0"/>
    </style:style>
    <style:style style:name="P33" style:family="paragraph" style:parent-style-name="Standard" style:list-style-name="L3">
      <style:paragraph-properties fo:line-height="115%"/>
      <style:text-properties style:text-underline-style="solid" style:text-underline-width="auto" style:text-underline-color="font-color" officeooo:paragraph-rsid="00405405"/>
    </style:style>
    <style:style style:name="P34" style:family="paragraph" style:parent-style-name="Standard" style:list-style-name="L3">
      <style:paragraph-properties fo:line-height="115%"/>
      <style:text-properties style:text-underline-style="none" officeooo:rsid="00405405" officeooo:paragraph-rsid="00405405"/>
    </style:style>
    <style:style style:name="P35" style:family="paragraph" style:parent-style-name="Standard" style:list-style-name="L1">
      <style:paragraph-properties fo:line-height="115%"/>
      <style:text-properties officeooo:rsid="0042e4e6" officeooo:paragraph-rsid="0042e4e6"/>
    </style:style>
    <style:style style:name="P36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officeooo:rsid="001ca00d"/>
    </style:style>
    <style:style style:name="T2" style:family="text">
      <style:text-properties officeooo:rsid="0023bc13"/>
    </style:style>
    <style:style style:name="T3" style:family="text">
      <style:text-properties officeooo:rsid="00259244"/>
    </style:style>
    <style:style style:name="T4" style:family="text">
      <style:text-properties officeooo:rsid="0026649e"/>
    </style:style>
    <style:style style:name="T5" style:family="text">
      <style:text-properties officeooo:rsid="00272d4c"/>
    </style:style>
    <style:style style:name="T6" style:family="text">
      <style:text-properties officeooo:rsid="00278016"/>
    </style:style>
    <style:style style:name="T7" style:family="text">
      <style:text-properties officeooo:rsid="0027d768"/>
    </style:style>
    <style:style style:name="T8" style:family="text">
      <style:text-properties officeooo:rsid="002871b1"/>
    </style:style>
    <style:style style:name="T9" style:family="text">
      <style:text-properties officeooo:rsid="0028f5d6"/>
    </style:style>
    <style:style style:name="T10" style:family="text">
      <style:text-properties officeooo:rsid="0029d6ba"/>
    </style:style>
    <style:style style:name="T11" style:family="text">
      <style:text-properties officeooo:rsid="002d45e5"/>
    </style:style>
    <style:style style:name="T12" style:family="text">
      <style:text-properties officeooo:rsid="002f0502"/>
    </style:style>
    <style:style style:name="T13" style:family="text">
      <style:text-properties officeooo:rsid="0031031b"/>
    </style:style>
    <style:style style:name="T14" style:family="text">
      <style:text-properties officeooo:rsid="0031171d"/>
    </style:style>
    <style:style style:name="T15" style:family="text">
      <style:text-properties officeooo:rsid="0036bb53"/>
    </style:style>
    <style:style style:name="T16" style:family="text">
      <style:text-properties officeooo:rsid="0037b542"/>
    </style:style>
    <style:style style:name="T17" style:family="text">
      <style:text-properties officeooo:rsid="0039a5c2"/>
    </style:style>
    <style:style style:name="T18" style:family="text">
      <style:text-properties officeooo:rsid="003f349e"/>
    </style:style>
    <style:style style:name="T19" style:family="text">
      <style:text-properties fo:font-size="14pt" style:text-underline-style="none" officeooo:rsid="00405405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officeooo:rsid="00405405" style:font-size-asian="14pt" style:font-size-complex="14pt"/>
    </style:style>
    <style:style style:name="T22" style:family="text">
      <style:text-properties officeooo:rsid="004348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 Technique: <text:span text:style-name="T1">Opérateur Mobile</text:span></text:p>
      <text:p text:style-name="P1"/>
      <text:p text:style-name="P1"/>
      <text:p text:style-name="P1"/>
      <text:list xml:id="list2914373164" text:style-name="L1">
        <text:list-item>
          <text:p text:style-name="P15">Fonctionnalités:</text:p>
          <text:list>
            <text:list-item>
              <text:p text:style-name="P21">Utilisateur peut:</text:p>
              <text:list>
                <text:list-item>
                  <text:p text:style-name="P23">envoyer des messages, </text:p>
                </text:list-item>
                <text:list-item>
                  <text:p text:style-name="P23">effectuer des appels, </text:p>
                </text:list-item>
                <text:list-item>
                  <text:p text:style-name="P23">naviguer sur internet</text:p>
                </text:list-item>
                <text:list-item>
                  <text:p text:style-name="P24">voir liste des offres</text:p>
                </text:list-item>
                <text:list-item>
                  <text:p text:style-name="P24">acheter offre</text:p>
                  <text:list>
                    <text:list-item>
                      <text:p text:style-name="P25">via crédit</text:p>
                    </text:list-item>
                    <text:list-item>
                      <text:p text:style-name="P25">via mobile money</text:p>
                    </text:list-item>
                  </text:list>
                </text:list-item>
                <text:list-item>
                  <text:p text:style-name="P24">Avoir crédit</text:p>
                  <text:list>
                    <text:list-item>
                      <text:p text:style-name="P24">acheter crédit</text:p>
                      <text:list>
                        <text:list-item>
                          <text:p text:style-name="P25">via simple input</text:p>
                        </text:list-item>
                        <text:list-item>
                          <text:p text:style-name="P25">via mobile money</text:p>
                        </text:list-item>
                      </text:list>
                    </text:list-item>
                    <text:list-item>
                      <text:p text:style-name="P24">transferer crédit</text:p>
                    </text:list-item>
                    <text:list-item>
                      <text:p text:style-name="P26">solde crédit</text:p>
                    </text:list-item>
                  </text:list>
                </text:list-item>
                <text:list-item>
                  <text:p text:style-name="P24">voir reste de ses offres</text:p>
                </text:list-item>
                <text:list-item>
                  <text:p text:style-name="P24">Avoir un compte mobile money</text:p>
                  <text:list>
                    <text:list-item>
                      <text:p text:style-name="P24">dépôt argent</text:p>
                    </text:list-item>
                    <text:list-item>
                      <text:p text:style-name="P24">retrait argent</text:p>
                    </text:list-item>
                    <text:list-item>
                      <text:p text:style-name="P24">transferer argent</text:p>
                    </text:list-item>
                    <text:list-item>
                      <text:p text:style-name="P27">solde mobile money</text:p>
                    </text:list-item>
                  </text:list>
                </text:list-item>
                <text:list-item>
                  <text:p text:style-name="P24">Voir historique appel</text:p>
                </text:list-item>
              </text:list>
            </text:list-item>
            <text:list-item>
              <text:p text:style-name="P22">Administrateur peut:</text:p>
              <text:list>
                <text:list-item>
                  <text:p text:style-name="P24">créer offre</text:p>
                </text:list-item>
                <text:list-item>
                  <text:p text:style-name="P28">insérer les tarifications</text:p>
                  <text:list>
                    <text:list-item>
                      <text:p text:style-name="P28">message (interne, externe)</text:p>
                    </text:list-item>
                    <text:list-item>
                      <text:p text:style-name="P28">appel (interne, externe)</text:p>
                    </text:list-item>
                  </text:list>
                </text:list-item>
                <text:list-item>
                  <text:p text:style-name="P24">voir liste des offres</text:p>
                </text:list-item>
                <text:list-item>
                  <text:p text:style-name="P24">voir Statistiques</text:p>
                  <text:list>
                    <text:list-item>
                      <text:p text:style-name="P35">Quantité offres consommées pour une date donnée</text:p>
                    </text:list-item>
                    <text:list-item>
                      <text:p text:style-name="P24">les offres les plus utilisés</text:p>
                    </text:list-item>
                    <text:list-item>
                      <text:p text:style-name="P28">consommation de message, appel, internet journalier</text:p>
                    </text:list-item>
                  </text:list>
                </text:list-item>
                <text:list-item>
                  <text:p text:style-name="P29">Valider les dépôts</text:p>
                </text:list-item>
              </text:list>
            </text:list-item>
            <text:list-item>
              <text:p text:style-name="P30">Notifications sur mobile:</text:p>
              <text:list>
                <text:list-item>
                  <text:p text:style-name="P30">Lors achat d’un offre</text:p>
                </text:list-item>
                <text:list-item>
                  <text:p text:style-name="P30">Lorsque son dépôt a été valid<text:span text:style-name="T16">é</text:span></text:p>
                </text:list-item>
                <text:list-item>
                  <text:p text:style-name="P30">Lors <text:span text:style-name="T15">du retrait</text:span></text:p>
                </text:list-item>
                <text:list-item>
                  <text:p text:style-name="P31">Lorsque le crédit est insuffisant</text:p>
                </text:list-item>
              </text:list>
            </text:list-item>
            <text:list-item>
              <text:p text:style-name="P32">Inscription et Login</text:p>
            </text:list-item>
          </text:list>
        </text:list-item>
      </text:list>
      <text:p text:style-name="P3"><text:tab/></text:p>
      <table:table table:name="Tableau1" table:style-name="Tableau1">
        <table:table-column table:style-name="Tableau1.A" table:number-columns-repeated="3"/>
        <table:table-row table:style-name="TableLine2456481292736">
          <table:table-cell table:style-name="Tableau1.A1" office:value-type="string">
            <text:p text:style-name="P14">Cas d’utilisation</text:p>
          </table:table-cell>
          <table:table-cell table:style-name="Tableau1.A1" office:value-type="string">
            <text:p text:style-name="P14">Description</text:p>
          </table:table-cell>
          <table:table-cell table:style-name="Tableau1.C1" office:value-type="string">
            <text:p text:style-name="P14">Notes</text:p>
          </table:table-cell>
        </table:table-row>
        <text:soft-page-break/>
        <table:table-row table:style-name="TableLine2456481291104">
          <table:table-cell table:style-name="Tableau1.A2" office:value-type="string">
            <text:p text:style-name="P6">Crédit</text:p>
          </table:table-cell>
          <table:table-cell table:style-name="Tableau1.A2" office:value-type="string">
            <text:p text:style-name="Table_20_Contents">- <text:span text:style-name="T2">Utilisateur peut acheter du crédit via son compte mobile money</text:span></text:p>
            <text:p text:style-name="Table_20_Contents">- <text:span text:style-name="T3">Utilisateur peut transférer son crédit vers un autre utilisateur</text:span></text:p>
            <text:p text:style-name="Table_20_Contents">- <text:span text:style-name="T3">Utilisateur peut consulter le solde de son crédit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56481293552">
          <table:table-cell table:style-name="Tableau1.A2" office:value-type="string">
            <text:p text:style-name="P7">Mobile money</text:p>
          </table:table-cell>
          <table:table-cell table:style-name="Tableau1.A2" office:value-type="string">
            <text:p text:style-name="Table_20_Contents">- <text:span text:style-name="T4">Utilisateur a directement accès à un compte mobile money lorsqu’il s’inscrit via front-office</text:span></text:p>
            <text:p text:style-name="Table_20_Contents">- <text:span text:style-name="T4">Utilisateur peut effectuer des dépôts mais doit attendre validation</text:span></text:p>
            <text:p text:style-name="Table_20_Contents">- <text:span text:style-name="T4">Utilisateur peut effectuer des retraits</text:span></text:p>
            <text:p text:style-name="Table_20_Contents">- <text:span text:style-name="T4">Utilisateur peut effectuer des transfers</text:span></text:p>
            <text:p text:style-name="Table_20_Contents">- <text:span text:style-name="T5">Utilisateur peut consulter son solde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56481282672">
          <table:table-cell table:style-name="Tableau1.A2" office:value-type="string">
            <text:p text:style-name="P8">Front Office</text:p>
          </table:table-cell>
          <table:table-cell table:style-name="Tableau1.A2" office:value-type="string">
            <text:p text:style-name="Table_20_Contents">- <text:span text:style-name="T6">Utilisateur a accès à un espace client</text:span></text:p>
            <text:p text:style-name="Table_20_Contents">- <text:span text:style-name="T6">Utilisateur peut voir l’historique de ses appels</text:span></text:p>
            <text:p text:style-name="Table_20_Contents">- <text:span text:style-name="T6">Utilisateur peut voir l’historique de ses transactions mobile money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56481283760">
          <table:table-cell table:style-name="Tableau1.A2" office:value-type="string">
            <text:p text:style-name="P9">Back Office <text:span text:style-name="T10">(Opérateur)</text:span></text:p>
          </table:table-cell>
          <table:table-cell table:style-name="Tableau1.A2" office:value-type="string">
            <text:p text:style-name="Table_20_Contents">- <text:span text:style-name="T7">Administrateur </text:span><text:span text:style-name="T8">peut créer un nouvel offre</text:span></text:p>
            <text:p text:style-name="Table_20_Contents">- <text:span text:style-name="T9">Administrateur peut insérer des <text:s/>tarifications</text:span></text:p>
            <text:p text:style-name="Table_20_Contents">- <text:span text:style-name="T8">Administrateur peut voir les statitstiques: </text:span><text:span text:style-name="T9">offres plus utilisés, consommation de message, appel, internet journalier</text:span></text:p>
          </table:table-cell>
          <table:table-cell table:style-name="Tableau1.C2" office:value-type="string">
            <text:p text:style-name="Table_20_Contents"/>
          </table:table-cell>
        </table:table-row>
        <table:table-row table:style-name="TableLine2456481294096">
          <table:table-cell table:style-name="Tableau1.A2" office:value-type="string">
            <text:p text:style-name="P10">Back Office (Point de Vente)</text:p>
          </table:table-cell>
          <table:table-cell table:style-name="Tableau1.A2" office:value-type="string">
            <text:p text:style-name="Table_20_Contents">- <text:span text:style-name="T10">Validation de dépôt</text:span> </text:p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P3"/>
      <text:p text:style-name="P3"/>
      <text:list xml:id="list1815211954" text:style-name="L2">
        <text:list-item>
          <text:p text:style-name="P16">Liste des endpoints:</text:p>
        </text:list-item>
      </text:list>
      <text:p text:style-name="P4"/>
      <table:table table:name="Tableau2" table:style-name="Tableau2">
        <table:table-column table:style-name="Tableau2.A"/>
        <table:table-column table:style-name="Tableau2.B"/>
        <table:table-row table:style-name="TableLine2456481285664">
          <table:table-cell table:style-name="Tableau2.A1" office:value-type="string">
            <text:p text:style-name="P13">Endpoint principal</text:p>
          </table:table-cell>
          <table:table-cell table:style-name="Tableau2.B1" office:value-type="string">
            <text:p text:style-name="P13">Endpoints</text:p>
          </table:table-cell>
        </table:table-row>
        <table:table-row table:style-name="TableLine2456481286480">
          <table:table-cell table:style-name="Tableau2.A2" office:value-type="string">
            <text:p text:style-name="P12">/credit<text:span text:style-name="T17">s</text:span></text:p>
          </table:table-cell>
          <table:table-cell table:style-name="Tableau2.B2" office:value-type="string">
            <text:p text:style-name="P11">- <text:s/><text:span text:style-name="T11">POST </text:span>/<text:span text:style-name="T11">buy</text:span></text:p>
            <text:p text:style-name="P11">- <text:span text:style-name="T11">POST /transfer</text:span></text:p>
          </table:table-cell>
        </table:table-row>
        <table:table-row table:style-name="TableLine2456481296272">
          <table:table-cell table:style-name="Tableau2.A2" office:value-type="string">
            <text:p text:style-name="P11">/<text:span text:style-name="T11">mobilemoney</text:span></text:p>
          </table:table-cell>
          <table:table-cell table:style-name="Tableau2.B2" office:value-type="string">
            <text:p text:style-name="P11">- <text:span text:style-name="T12">POST /buycredit</text:span></text:p>
            <text:p text:style-name="P11">- <text:span text:style-name="T12">POST /fees</text:span></text:p>
            <text:p text:style-name="P11">- <text:span text:style-name="T12">POST /deposit</text:span></text:p>
            <text:p text:style-name="P11">- <text:span text:style-name="T12">POST /withdraw</text:span></text:p>
            <text:p text:style-name="P11">- <text:span text:style-name="T12">POST /transfer</text:span></text:p>
          </table:table-cell>
        </table:table-row>
        <text:soft-page-break/>
        <table:table-row table:style-name="TableLine2456481296544">
          <table:table-cell table:style-name="Tableau2.A2" office:value-type="string">
            <text:p text:style-name="P11">/<text:span text:style-name="T13">offers</text:span></text:p>
          </table:table-cell>
          <table:table-cell table:style-name="Tableau2.B2" office:value-type="string">
            <text:p text:style-name="P11">- <text:span text:style-name="T13">POST / <text:s/>[Create a new offer]</text:span></text:p>
            <text:p text:style-name="P11">- <text:span text:style-name="T13">GET / <text:s text:c="2"/>[Get all offers]</text:span></text:p>
            <text:p text:style-name="P11">- <text:span text:style-name="T14">POST /:offer_id/buy</text:span></text:p>
          </table:table-cell>
        </table:table-row>
        <table:table-row table:style-name="TableLine2456481296816">
          <table:table-cell table:style-name="Tableau2.A2" office:value-type="string">
            <text:p text:style-name="P11">/<text:span text:style-name="T13">pricings</text:span></text:p>
          </table:table-cell>
          <table:table-cell table:style-name="Tableau2.B2" office:value-type="string">
            <text:p text:style-name="P11">- <text:span text:style-name="T13">POST / <text:s/>[Message and Call pricing]</text:span></text:p>
            <text:p text:style-name="P11">- <text:span text:style-name="T13">POST /internet</text:span></text:p>
          </table:table-cell>
        </table:table-row>
        <table:table-row table:style-name="TableLine2456481296816">
          <table:table-cell table:style-name="Tableau2.A2" office:value-type="string">
            <text:p text:style-name="P11">/<text:span text:style-name="T22">stats</text:span></text:p>
          </table:table-cell>
          <table:table-cell table:style-name="Tableau2.B2" office:value-type="string">
            <text:p text:style-name="P11">- <text:span text:style-name="T22">GET /</text:span></text:p>
          </table:table-cell>
        </table:table-row>
      </table:table>
      <text:p text:style-name="P5"/>
      <text:p text:style-name="P5"/>
      <text:list xml:id="list3033810254" text:style-name="L3">
        <text:list-item>
          <text:p text:style-name="P17">Règles sur l’offre:</text:p>
          <text:list>
            <text:list-item>
              <text:p text:style-name="P18">Quand le client achète une offre, l’offre se cumule.</text:p>
            </text:list-item>
            <text:list-item>
              <text:p text:style-name="P19">Lorsque le client fait usage de message, appel ou internet alors il <text:span text:style-name="T18">utilise tout </text:span>d’abord utiliser ses offres et puis son crédit </text:p>
            </text:list-item>
          </text:list>
        </text:list-item>
      </text:list>
      <text:p text:style-name="P20"/>
      <text:list xml:id="list114057855051514" text:continue-numbering="true" text:style-name="L3">
        <text:list-item>
          <text:p text:style-name="P33"><text:span text:style-name="T21">Les Unités utilisées:</text:span></text:p>
          <text:list>
            <text:list-item>
              <text:p text:style-name="P34"><text:span text:style-name="T20">Dans la base, les unités utilisées sont :</text:span></text:p>
              <text:list>
                <text:list-item>
                  <text:p text:style-name="P34"><text:span text:style-name="T20">Ariary </text:span></text:p>
                </text:list-item>
                <text:list-item>
                  <text:p text:style-name="P34"><text:span text:style-name="T20">Seconde</text:span></text:p>
                </text:list-item>
                <text:list-item>
                  <text:p text:style-name="P34"><text:span text:style-name="T20">Kilooctet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59:33.042000000</meta:creation-date>
    <dc:date>2021-03-22T11:40:56.035000000</dc:date>
    <meta:editing-duration>PT4H14M43S</meta:editing-duration>
    <meta:editing-cycles>42</meta:editing-cycles>
    <meta:generator>LibreOffice/7.0.4.2$Windows_X86_64 LibreOffice_project/dcf040e67528d9187c66b2379df5ea4407429775</meta:generator>
    <meta:document-statistic meta:table-count="2" meta:image-count="0" meta:object-count="0" meta:page-count="3" meta:paragraph-count="93" meta:word-count="433" meta:character-count="2498" meta:non-whitespace-character-count="2193"/>
  </office:meta>
</office:document-meta>
</file>